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2681in"/>
    </style:style>
    <style:style style:name="co15" style:family="table-column">
      <style:table-column-properties fo:break-before="auto" style:column-width="1.0862in"/>
    </style:style>
    <style:style style:name="co16" style:family="table-column">
      <style:table-column-properties fo:break-before="auto" style:column-width="0.8181in"/>
    </style:style>
    <style:style style:name="co17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5" style:family="table-cell" style:parent-style-name="Default" style:data-style-name="N1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table:table-column table:style-name="co8" table:default-cell-style-name="Default"/>
        <table:table-column table:style-name="co8" table:number-columns-repeated="2" table:default-cell-style-name="ce15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table:table-column table:style-name="co7" table:number-columns-repeated="10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table:formula="of:=1 + [.A5]*[.$J$5]" office:value-type="float" office:value="2" calcext:value-type="float">
            <text:p>2</text:p>
          </table:table-cell>
          <table:table-cell table:style-name="ce17" table:formula="of:=[.$J$4]*[.A5]" office:value-type="float" office:value="1" calcext:value-type="float">
            <text:p>1</text:p>
          </table:table-cell>
          <table:table-cell table:style-name="ce17" table:formula="of:=CEILING([.C5]*[.$J$2])+[.$J$3]" office:value-type="float" office:value="30" calcext:value-type="float">
            <text:p>30</text:p>
          </table:table-cell>
          <table:table-cell table:style-name="ce17" table:formula="of:=SUM([.D$2:.D5])" office:value-type="float" office:value="84" calcext:value-type="float">
            <text:p>84</text:p>
          </table:table-cell>
          <table:table-cell table:style-name="ce17" table:formula="of:=[.E5]+[.$J$2]" office:value-type="float" office:value="109" calcext:value-type="float">
            <text:p>109</text:p>
          </table:table-cell>
          <table:table-cell table:style-name="ce17" table:formula="of:=[.E5]/[.$J$2]" office:value-type="float" office:value="3.36" calcext:value-type="float">
            <text:p>3.36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table:formula="of:=1 + [.A6]*[.$J$5]" office:value-type="float" office:value="2.25" calcext:value-type="float">
            <text:p>2.25</text:p>
          </table:table-cell>
          <table:table-cell table:style-name="ce1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1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1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table:formula="of:=1 + [.A7]*[.$J$5]" office:value-type="float" office:value="2.5" calcext:value-type="float">
            <text:p>2.5</text:p>
          </table:table-cell>
          <table:table-cell table:style-name="ce1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1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1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table:formula="of:=1 + [.A8]*[.$J$5]" office:value-type="float" office:value="2.75" calcext:value-type="float">
            <text:p>2.75</text:p>
          </table:table-cell>
          <table:table-cell table:style-name="ce1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1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1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table:formula="of:=1 + [.A9]*[.$J$5]" office:value-type="float" office:value="3" calcext:value-type="float">
            <text:p>3</text:p>
          </table:table-cell>
          <table:table-cell table:style-name="ce17" table:formula="of:=[.$J$4]*[.A9]" office:value-type="float" office:value="2" calcext:value-type="float">
            <text:p>2</text:p>
          </table:table-cell>
          <table:table-cell table:style-name="ce17" table:formula="of:=CEILING([.C9]*[.$J$2])+[.$J$3]" office:value-type="float" office:value="55" calcext:value-type="float">
            <text:p>55</text:p>
          </table:table-cell>
          <table:table-cell table:style-name="ce17" table:formula="of:=SUM([.D$2:.D9])" office:value-type="float" office:value="268" calcext:value-type="float">
            <text:p>268</text:p>
          </table:table-cell>
          <table:table-cell table:style-name="ce17" table:formula="of:=[.E9]+[.$J$2]" office:value-type="float" office:value="293" calcext:value-type="float">
            <text:p>293</text:p>
          </table:table-cell>
          <table:table-cell table:style-name="ce1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table:formula="of:=1 + [.A10]*[.$J$5]" office:value-type="float" office:value="3.25" calcext:value-type="float">
            <text:p>3.25</text:p>
          </table:table-cell>
          <table:table-cell table:style-name="ce1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1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1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table:formula="of:=1 + [.A11]*[.$J$5]" office:value-type="float" office:value="3.5" calcext:value-type="float">
            <text:p>3.5</text:p>
          </table:table-cell>
          <table:table-cell table:style-name="ce1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1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1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table:formula="of:=1 + [.A12]*[.$J$5]" office:value-type="float" office:value="3.75" calcext:value-type="float">
            <text:p>3.75</text:p>
          </table:table-cell>
          <table:table-cell table:style-name="ce1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1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1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table:formula="of:=1 + [.A13]*[.$J$5]" office:value-type="float" office:value="4" calcext:value-type="float">
            <text:p>4</text:p>
          </table:table-cell>
          <table:table-cell table:style-name="ce17" table:formula="of:=[.$J$4]*[.A13]" office:value-type="float" office:value="3" calcext:value-type="float">
            <text:p>3</text:p>
          </table:table-cell>
          <table:table-cell table:style-name="ce17" table:formula="of:=CEILING([.C13]*[.$J$2])+[.$J$3]" office:value-type="float" office:value="80" calcext:value-type="float">
            <text:p>80</text:p>
          </table:table-cell>
          <table:table-cell table:style-name="ce17" table:formula="of:=SUM([.D$2:.D13])" office:value-type="float" office:value="552" calcext:value-type="float">
            <text:p>552</text:p>
          </table:table-cell>
          <table:table-cell table:style-name="ce17" table:formula="of:=[.E13]+[.$J$2]" office:value-type="float" office:value="577" calcext:value-type="float">
            <text:p>577</text:p>
          </table:table-cell>
          <table:table-cell table:style-name="ce1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table:formula="of:=1 + [.A14]*[.$J$5]" office:value-type="float" office:value="4.25" calcext:value-type="float">
            <text:p>4.25</text:p>
          </table:table-cell>
          <table:table-cell table:style-name="ce1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1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1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table:formula="of:=1 + [.A15]*[.$J$5]" office:value-type="float" office:value="4.5" calcext:value-type="float">
            <text:p>4.5</text:p>
          </table:table-cell>
          <table:table-cell table:style-name="ce1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1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1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table:formula="of:=1 + [.A16]*[.$J$5]" office:value-type="float" office:value="4.75" calcext:value-type="float">
            <text:p>4.75</text:p>
          </table:table-cell>
          <table:table-cell table:style-name="ce1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1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1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table:formula="of:=1 + [.A17]*[.$J$5]" office:value-type="float" office:value="5" calcext:value-type="float">
            <text:p>5</text:p>
          </table:table-cell>
          <table:table-cell table:style-name="ce17" table:formula="of:=[.$J$4]*[.A17]" office:value-type="float" office:value="4" calcext:value-type="float">
            <text:p>4</text:p>
          </table:table-cell>
          <table:table-cell table:style-name="ce17" table:formula="of:=CEILING([.C17]*[.$J$2])+[.$J$3]" office:value-type="float" office:value="105" calcext:value-type="float">
            <text:p>105</text:p>
          </table:table-cell>
          <table:table-cell table:style-name="ce17" table:formula="of:=SUM([.D$2:.D17])" office:value-type="float" office:value="936" calcext:value-type="float">
            <text:p>936</text:p>
          </table:table-cell>
          <table:table-cell table:style-name="ce17" table:formula="of:=[.E17]+[.$J$2]" office:value-type="float" office:value="961" calcext:value-type="float">
            <text:p>961</text:p>
          </table:table-cell>
          <table:table-cell table:style-name="ce1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table:formula="of:=1 + [.A18]*[.$J$5]" office:value-type="float" office:value="5.25" calcext:value-type="float">
            <text:p>5.25</text:p>
          </table:table-cell>
          <table:table-cell table:style-name="ce1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1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1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table:formula="of:=1 + [.A19]*[.$J$5]" office:value-type="float" office:value="5.5" calcext:value-type="float">
            <text:p>5.5</text:p>
          </table:table-cell>
          <table:table-cell table:style-name="ce1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1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1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table:formula="of:=1 + [.A20]*[.$J$5]" office:value-type="float" office:value="5.75" calcext:value-type="float">
            <text:p>5.75</text:p>
          </table:table-cell>
          <table:table-cell table:style-name="ce1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1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1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table:formula="of:=1 + [.A21]*[.$J$5]" office:value-type="float" office:value="6" calcext:value-type="float">
            <text:p>6</text:p>
          </table:table-cell>
          <table:table-cell table:style-name="ce17" table:formula="of:=[.$J$4]*[.A21]" office:value-type="float" office:value="5" calcext:value-type="float">
            <text:p>5</text:p>
          </table:table-cell>
          <table:table-cell table:style-name="ce17" table:formula="of:=CEILING([.C21]*[.$J$2])+[.$J$3]" office:value-type="float" office:value="130" calcext:value-type="float">
            <text:p>130</text:p>
          </table:table-cell>
          <table:table-cell table:style-name="ce17" table:formula="of:=SUM([.D$2:.D21])" office:value-type="float" office:value="1420" calcext:value-type="float">
            <text:p>1420</text:p>
          </table:table-cell>
          <table:table-cell table:style-name="ce17" table:formula="of:=[.E21]+[.$J$2]" office:value-type="float" office:value="1445" calcext:value-type="float">
            <text:p>1445</text:p>
          </table:table-cell>
          <table:table-cell table:style-name="ce1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8" table:formula="of:=1 + [.A22]*[.$J$5]" office:value-type="float" office:value="6.25" calcext:value-type="float">
            <text:p>6.25</text:p>
          </table:table-cell>
          <table:table-cell table:style-name="ce1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1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1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table:table-column table:style-name="co7" table:default-cell-style-name="Default"/>
        <table:table-column table:style-name="co9" table:default-cell-style-name="ce20"/>
        <table:table-column table:style-name="co7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1" calcext:value-type="float">
            <text:p>41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8" calcext:value-type="float">
            <text:p>68.00</text:p>
          </table:table-cell>
          <table:table-cell table:number-columns-repeated="4"/>
        </table:table-row>
      </table:table>
      <table:table table:name="heal" table:style-name="ta1"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table:table-column table:style-name="co7" table:number-columns-repeated="3" table:default-cell-style-name="Default"/>
        <table:table-column table:style-name="co12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7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table table:name="rites" table:style-name="ta1">
        <table:table-column table:style-name="co7" table:default-cell-style-name="Default"/>
        <table:table-column table:style-name="co13" table:default-cell-style-name="ce21"/>
        <table:table-column table:style-name="co14" table:default-cell-style-name="ce21"/>
        <table:table-column table:style-name="co7" table:number-columns-repeated="7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337841" calcext:value-type="float">
            <text:p>337,841</text:p>
          </table:table-cell>
          <table:table-cell table:formula="of:=[.B4]+[.C3]" office:value-type="float" office:value="637841" calcext:value-type="float">
            <text:p>637,841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494822" calcext:value-type="float">
            <text:p>494,822</text:p>
          </table:table-cell>
          <table:table-cell table:formula="of:=[.B5]+[.C4]" office:value-type="float" office:value="1132663" calcext:value-type="float">
            <text:p>1,132,663</text:p>
          </table:table-cell>
          <table:table-cell table:number-columns-repeated="5"/>
          <table:table-cell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665685" calcext:value-type="float">
            <text:p>665,685</text:p>
          </table:table-cell>
          <table:table-cell table:formula="of:=[.B6]+[.C5]" office:value-type="float" office:value="1798348" calcext:value-type="float">
            <text:p>1,798,348</text:p>
          </table:table-cell>
          <table:table-cell table:number-columns-repeated="6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847674" calcext:value-type="float">
            <text:p>847,674</text:p>
          </table:table-cell>
          <table:table-cell table:formula="of:=[.B7]+[.C6]" office:value-type="float" office:value="2646022" calcext:value-type="float">
            <text:p>2,646,022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1039050" calcext:value-type="float">
            <text:p>1,039,050</text:p>
          </table:table-cell>
          <table:table-cell table:formula="of:=[.B8]+[.C7]" office:value-type="float" office:value="3685072" calcext:value-type="float">
            <text:p>3,685,072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1238603" calcext:value-type="float">
            <text:p>1,238,603</text:p>
          </table:table-cell>
          <table:table-cell table:formula="of:=[.B9]+[.C8]" office:value-type="float" office:value="4923675" calcext:value-type="float">
            <text:p>4,923,675</text:p>
          </table:table-cell>
          <table:table-cell table:number-columns-repeated="5"/>
          <table:table-cell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1445434" calcext:value-type="float">
            <text:p>1,445,434</text:p>
          </table:table-cell>
          <table:table-cell table:formula="of:=[.B10]+[.C9]" office:value-type="float" office:value="6369109" calcext:value-type="float">
            <text:p>6,369,109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1658845" calcext:value-type="float">
            <text:p>1,658,845</text:p>
          </table:table-cell>
          <table:table-cell table:formula="of:=[.B11]+[.C10]" office:value-type="float" office:value="8027954" calcext:value-type="float">
            <text:p>8,027,954</text:p>
          </table:table-cell>
          <table:table-cell table:number-columns-repeated="5"/>
          <table:table-cell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878279" calcext:value-type="float">
            <text:p>1,878,279</text:p>
          </table:table-cell>
          <table:table-cell table:formula="of:=[.B12]+[.C11]" office:value-type="float" office:value="9906233" calcext:value-type="float">
            <text:p>9,906,233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2103276" calcext:value-type="float">
            <text:p>2,103,276</text:p>
          </table:table-cell>
          <table:table-cell table:formula="of:=[.B13]+[.C12]" office:value-type="float" office:value="12009509" calcext:value-type="float">
            <text:p>12,009,509</text:p>
          </table:table-cell>
          <table:table-cell table:number-columns-repeated="5"/>
          <table:table-cell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2333451" calcext:value-type="float">
            <text:p>2,333,451</text:p>
          </table:table-cell>
          <table:table-cell table:formula="of:=[.B14]+[.C13]" office:value-type="float" office:value="14342960" calcext:value-type="float">
            <text:p>14,342,960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2568477" calcext:value-type="float">
            <text:p>2,568,477</text:p>
          </table:table-cell>
          <table:table-cell table:formula="of:=[.B15]+[.C14]" office:value-type="float" office:value="16911437" calcext:value-type="float">
            <text:p>16,911,43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2808070" calcext:value-type="float">
            <text:p>2,808,070</text:p>
          </table:table-cell>
          <table:table-cell table:formula="of:=[.B16]+[.C15]" office:value-type="float" office:value="19719507" calcext:value-type="float">
            <text:p>19,719,5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3051984" calcext:value-type="float">
            <text:p>3,051,984</text:p>
          </table:table-cell>
          <table:table-cell table:formula="of:=[.B17]+[.C16]" office:value-type="float" office:value="22771491" calcext:value-type="float">
            <text:p>22,771,49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3300000" calcext:value-type="float">
            <text:p>3,300,000</text:p>
          </table:table-cell>
          <table:table-cell table:formula="of:=[.B18]+[.C17]" office:value-type="float" office:value="26071491" calcext:value-type="float">
            <text:p>26,071,49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3551923" calcext:value-type="float">
            <text:p>3,551,923</text:p>
          </table:table-cell>
          <table:table-cell table:formula="of:=[.B19]+[.C18]" office:value-type="float" office:value="29623414" calcext:value-type="float">
            <text:p>29,623,41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807580" calcext:value-type="float">
            <text:p>3,807,580</text:p>
          </table:table-cell>
          <table:table-cell table:formula="of:=[.B20]+[.C19]" office:value-type="float" office:value="33430994" calcext:value-type="float">
            <text:p>33,430,99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4066815" calcext:value-type="float">
            <text:p>4,066,815</text:p>
          </table:table-cell>
          <table:table-cell table:formula="of:=[.B21]+[.C20]" office:value-type="float" office:value="37497809" calcext:value-type="float">
            <text:p>37,497,80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329485" calcext:value-type="float">
            <text:p>4,329,485</text:p>
          </table:table-cell>
          <table:table-cell table:formula="of:=[.B22]+[.C21]" office:value-type="float" office:value="41827294" calcext:value-type="float">
            <text:p>41,827,29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595459" calcext:value-type="float">
            <text:p>4,595,459</text:p>
          </table:table-cell>
          <table:table-cell table:formula="of:=[.B23]+[.C22]" office:value-type="float" office:value="46422753" calcext:value-type="float">
            <text:p>46,422,75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64620" calcext:value-type="float">
            <text:p>4,864,620</text:p>
          </table:table-cell>
          <table:table-cell table:formula="of:=[.B24]+[.C23]" office:value-type="float" office:value="51287373" calcext:value-type="float">
            <text:p>51,287,37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136859" calcext:value-type="float">
            <text:p>5,136,859</text:p>
          </table:table-cell>
          <table:table-cell table:formula="of:=[.B25]+[.C24]" office:value-type="float" office:value="56424232" calcext:value-type="float">
            <text:p>56,424,23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412073" calcext:value-type="float">
            <text:p>5,412,073</text:p>
          </table:table-cell>
          <table:table-cell table:formula="of:=[.B26]+[.C25]" office:value-type="float" office:value="61836305" calcext:value-type="float">
            <text:p>61,836,30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5690169" calcext:value-type="float">
            <text:p>5,690,169</text:p>
          </table:table-cell>
          <table:table-cell table:formula="of:=[.B27]+[.C26]" office:value-type="float" office:value="67526474" calcext:value-type="float">
            <text:p>67,526,47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5971062" calcext:value-type="float">
            <text:p>5,971,062</text:p>
          </table:table-cell>
          <table:table-cell table:formula="of:=[.B28]+[.C27]" office:value-type="float" office:value="73497536" calcext:value-type="float">
            <text:p>73,497,53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6254669" calcext:value-type="float">
            <text:p>6,254,669</text:p>
          </table:table-cell>
          <table:table-cell table:formula="of:=[.B29]+[.C28]" office:value-type="float" office:value="79752205" calcext:value-type="float">
            <text:p>79,752,20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6540914" calcext:value-type="float">
            <text:p>6,540,914</text:p>
          </table:table-cell>
          <table:table-cell table:formula="of:=[.B30]+[.C29]" office:value-type="float" office:value="86293119" calcext:value-type="float">
            <text:p>86,293,11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6829727" calcext:value-type="float">
            <text:p>6,829,727</text:p>
          </table:table-cell>
          <table:table-cell table:formula="of:=[.B31]+[.C30]" office:value-type="float" office:value="93122846" calcext:value-type="float">
            <text:p>93,122,84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7121041" calcext:value-type="float">
            <text:p>7,121,041</text:p>
          </table:table-cell>
          <table:table-cell table:formula="of:=[.B32]+[.C31]" office:value-type="float" office:value="100243887" calcext:value-type="float">
            <text:p>100,243,88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7414794" calcext:value-type="float">
            <text:p>7,414,794</text:p>
          </table:table-cell>
          <table:table-cell table:formula="of:=[.B33]+[.C32]" office:value-type="float" office:value="107658681" calcext:value-type="float">
            <text:p>107,658,68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7710925" calcext:value-type="float">
            <text:p>7,710,925</text:p>
          </table:table-cell>
          <table:table-cell table:formula="of:=[.B34]+[.C33]" office:value-type="float" office:value="115369606" calcext:value-type="float">
            <text:p>115,369,60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8009379" calcext:value-type="float">
            <text:p>8,009,379</text:p>
          </table:table-cell>
          <table:table-cell table:formula="of:=[.B35]+[.C34]" office:value-type="float" office:value="123378985" calcext:value-type="float">
            <text:p>123,378,98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8310103" calcext:value-type="float">
            <text:p>8,310,103</text:p>
          </table:table-cell>
          <table:table-cell table:formula="of:=[.B36]+[.C35]" office:value-type="float" office:value="131689088" calcext:value-type="float">
            <text:p>131,689,088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8613047" calcext:value-type="float">
            <text:p>8,613,047</text:p>
          </table:table-cell>
          <table:table-cell table:formula="of:=[.B37]+[.C36]" office:value-type="float" office:value="140302135" calcext:value-type="float">
            <text:p>140,302,1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8918163" calcext:value-type="float">
            <text:p>8,918,163</text:p>
          </table:table-cell>
          <table:table-cell table:formula="of:=[.B38]+[.C37]" office:value-type="float" office:value="149220298" calcext:value-type="float">
            <text:p>149,220,29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9225405" calcext:value-type="float">
            <text:p>9,225,405</text:p>
          </table:table-cell>
          <table:table-cell table:formula="of:=[.B39]+[.C38]" office:value-type="float" office:value="158445703" calcext:value-type="float">
            <text:p>158,445,7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9534730" calcext:value-type="float">
            <text:p>9,534,730</text:p>
          </table:table-cell>
          <table:table-cell table:formula="of:=[.B40]+[.C39]" office:value-type="float" office:value="167980433" calcext:value-type="float">
            <text:p>167,980,43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9846097" calcext:value-type="float">
            <text:p>9,846,097</text:p>
          </table:table-cell>
          <table:table-cell table:formula="of:=[.B41]+[.C40]" office:value-type="float" office:value="177826530" calcext:value-type="float">
            <text:p>177,826,53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0159467" calcext:value-type="float">
            <text:p>10,159,467</text:p>
          </table:table-cell>
          <table:table-cell table:formula="of:=[.B42]+[.C41]" office:value-type="float" office:value="187985997" calcext:value-type="float">
            <text:p>187,985,99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0474802" calcext:value-type="float">
            <text:p>10,474,802</text:p>
          </table:table-cell>
          <table:table-cell table:formula="of:=[.B43]+[.C42]" office:value-type="float" office:value="198460799" calcext:value-type="float">
            <text:p>198,460,79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0792065" calcext:value-type="float">
            <text:p>10,792,065</text:p>
          </table:table-cell>
          <table:table-cell table:formula="of:=[.B44]+[.C43]" office:value-type="float" office:value="209252864" calcext:value-type="float">
            <text:p>209,252,86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1111223" calcext:value-type="float">
            <text:p>11,111,223</text:p>
          </table:table-cell>
          <table:table-cell table:formula="of:=[.B45]+[.C44]" office:value-type="float" office:value="220364087" calcext:value-type="float">
            <text:p>220,364,08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1432242" calcext:value-type="float">
            <text:p>11,432,242</text:p>
          </table:table-cell>
          <table:table-cell table:formula="of:=[.B46]+[.C45]" office:value-type="float" office:value="231796329" calcext:value-type="float">
            <text:p>231,796,32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11755090" calcext:value-type="float">
            <text:p>11,755,090</text:p>
          </table:table-cell>
          <table:table-cell table:formula="of:=[.B47]+[.C46]" office:value-type="float" office:value="243551419" calcext:value-type="float">
            <text:p>243,551,41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12079737" calcext:value-type="float">
            <text:p>12,079,737</text:p>
          </table:table-cell>
          <table:table-cell table:formula="of:=[.B48]+[.C47]" office:value-type="float" office:value="255631156" calcext:value-type="float">
            <text:p>255,631,15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12406153" calcext:value-type="float">
            <text:p>12,406,153</text:p>
          </table:table-cell>
          <table:table-cell table:formula="of:=[.B49]+[.C48]" office:value-type="float" office:value="268037309" calcext:value-type="float">
            <text:p>268,037,30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12734310" calcext:value-type="float">
            <text:p>12,734,310</text:p>
          </table:table-cell>
          <table:table-cell table:formula="of:=[.B50]+[.C49]" office:value-type="float" office:value="280771619" calcext:value-type="float">
            <text:p>280,771,61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13064181" calcext:value-type="float">
            <text:p>13,064,181</text:p>
          </table:table-cell>
          <table:table-cell table:formula="of:=[.B51]+[.C50]" office:value-type="float" office:value="293835800" calcext:value-type="float">
            <text:p>293,835,8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13395739" calcext:value-type="float">
            <text:p>13,395,739</text:p>
          </table:table-cell>
          <table:table-cell table:formula="of:=[.B52]+[.C51]" office:value-type="float" office:value="307231539" calcext:value-type="float">
            <text:p>307,231,539</text:p>
          </table:table-cell>
          <table:table-cell table:number-columns-repeated="7"/>
        </table:table-row>
      </table:table>
      <table:table table:name="rebirth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alacrity %</text:p>
          </table:table-cell>
          <table:table-cell/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22:27:26.832046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27T22:28:40.684993738</dc:date>
    <meta:editing-cycles>185</meta:editing-cycles>
    <meta:editing-duration>PT5H13M54S</meta:editing-duration>
    <meta:document-statistic meta:table-count="14" meta:cell-count="5805" meta:object-count="0"/>
    <meta:user-defined meta:name="Info 1"/>
    <meta:user-defined meta:name="Info 2"/>
    <meta:user-defined meta:name="Info 3"/>
    <meta:user-defined meta:name="Info 4"/>
  </office:meta>
</office:document-meta>
</file>